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692e" officeooo:paragraph-rsid="0000692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0692e" officeooo:paragraph-rsid="0000692e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0692e" officeooo:paragraph-rsid="0000692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34462" officeooo:paragraph-rsid="00034462" style:font-weight-asian="normal" style:font-weight-complex="normal"/>
    </style:style>
    <style:style style:name="T1" style:family="text">
      <style:text-properties officeooo:rsid="000150ea"/>
    </style:style>
    <style:style style:name="T2" style:family="text">
      <style:text-properties officeooo:rsid="000344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 Organización temporal de la asignaturas (100%)</text:p>
      <text:p text:style-name="P1">2.- Autoevaluación (programación) y corrector de código (x%)</text:p>
      <text:p text:style-name="P1">3.- Serious Game</text:p>
      <text:p text:style-name="P1"/>
      <text:p text:style-name="P2">1.- Organización temporal de asignaturas:</text:p>
      <text:p text:style-name="P3">- 3 perfiles de usuario:</text:p>
      <text:p text:style-name="P3"><text:tab/>- Administrador</text:p>
      <text:p text:style-name="P3"><text:tab/>- Profesor</text:p>
      <text:p text:style-name="P3"><text:tab/>- Alumnos</text:p>
      <text:p text:style-name="P3">- Pantalla principal: Calendario</text:p>
      <text:p text:style-name="P3">- Eventos posibles <text:span text:style-name="T1">de calendario</text:span>:</text:p>
      <text:p text:style-name="P3"><text:tab/>- Comienzo tema <text:span text:style-name="T1">o práctica</text:span></text:p>
      <text:p text:style-name="P3"><text:tab/>- Entrega práctica o examen <text:span text:style-name="T1">(Investigar verificación de proyecto)<text:line-break/><text:tab/>- Notificación día concreto</text:span></text:p>
      <text:p text:style-name="P3">- <text:span text:style-name="T1">Notificaciones generales</text:span></text:p>
      <text:p text:style-name="P3">- <text:span text:style-name="T1">Autoevaluación:</text:span></text:p>
      <text:p text:style-name="P3"><text:tab/>- <text:span text:style-name="T1">Asociada a una entrega de práctica o examen</text:span></text:p>
      <text:p text:style-name="P3"><text:tab/>- <text:span text:style-name="T1">Contiene unos criterios de evaluación<text:line-break/><text:tab/>- Cada criterio va a tener asociada dos notas: <text:line-break/><text:tab/><text:tab/>- Nota puesta por el alumno (Autoevaluación)<text:line-break/><text:tab/><text:tab/>- Nota del profesor (Evaluación)<text:line-break/><text:tab/>- Los criterios de evaluación llevarán un porcentaje de la nota final<text:line-break/><text:tab/>- A partir de la nota de autoevaluación y evaluación, se determinará la nota final</text:span></text:p>
      <text:p text:style-name="P3">- <text:span text:style-name="T2">Administrador:</text:span></text:p>
      <text:p text:style-name="P4">Crea y editar entidades:</text:p>
      <text:p text:style-name="P4"><text:tab/>- Profesor<text:line-break/><text:tab/>- Alumno<text:line-break/>Entidades:<text:line-break/><text:tab/>- Propiedades comunes profesor y alumno:</text:p>
      <text:p text:style-name="P4"><text:tab/><text:tab/>- Nombre<text:line-break/><text:tab/><text:tab/>- Login<text:line-break/><text:tab/><text:tab/>- Contraseña<text:line-break/><text:tab/>- Profesor:<text:line-break/><text:tab/><text:tab/>- Asignaturas que imparte<text:line-break/><text:tab/>- Alumno:<text:line-break/><text:tab/><text:tab/>- Asignaturas matriculadas<text:line-break/><text:tab/>- Asignatura:</text:p>
      <text:p text:style-name="P4"><text:tab/><text:tab/>- Nombre<text:line-break/><text:tab/><text:tab/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08:29:54.801000000</meta:creation-date>
    <dc:date>2018-03-21T09:14:43.877000000</dc:date>
    <meta:editing-duration>PT4M8S</meta:editing-duration>
    <meta:editing-cycles>1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21" meta:word-count="168" meta:character-count="1090" meta:non-whitespace-character-count="906"/>
  </office:meta>
</office:document-meta>
</file>